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99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style:font-size-asian="15pt" style:font-size-complex="15pt"/>
    </style:style>
    <style:style style:name="gr1" style:family="graphic">
      <style:graphic-properties draw:stroke="solid" svg:stroke-width="0in" svg:stroke-color="#000000" draw:marker-start-width="0.1402in" draw:marker-end-width="0.1402in" draw:fill-color="#ffff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-width="0.1402in" draw:marker-end-width="0.1402in" draw:fill-color="#ffff99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004in" svg:height="1.0004in" svg:x="0.8598in" svg:y="3.6201in"><text:p text:style-name="P1"><text:span text:style-name="T1">?</text:span></text:p><text:p text:style-name="P1"><text:span text:style-name="T2">+10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1.0004in" svg:height="1.0004in" svg:x="2.8709in" svg:y="3.011in"><text:p text:style-name="P1"><text:span text:style-name="T1">?</text:span></text:p><text:p text:style-name="P1"><text:span text:style-name="T2">+10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2" svg:width="1.0004in" svg:height="1.0004in" svg:x="0.7154in" svg:y="1.3362in"><text:p text:style-name="P1"><text:span text:style-name="T1">?</text:span></text:p><text:p text:style-name="P1"><text:span text:style-name="T2">+15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draw:text-style-name="P2" svg:width="1.0004in" svg:height="1.0004in" svg:x="0.8598in" svg:y="-0.4827in"><text:p text:style-name="P1"><text:span text:style-name="T1">?</text:span></text:p><text:p text:style-name="P1"><text:span text:style-name="T2">+30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" svg:width="1.0004in" svg:height="1.0004in" svg:x="3.2228in" svg:y="1.3445in"><text:p text:style-name="P1"><text:span text:style-name="T1">?</text:span></text:p><text:p text:style-name="P1"><text:span text:style-name="T2">+15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" svg:width="1.0004in" svg:height="1.0004in" svg:x="5.2827in" svg:y="1.7693in"><text:p text:style-name="P1"><text:span text:style-name="T1">?</text:span></text:p><text:p text:style-name="P1"><text:span text:style-name="T2">+30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0:50.947770782</meta:creation-date>
    <dc:date>2018-04-01T19:32:47.558104987</dc:date>
    <meta:editing-duration>PT1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